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3.939cm" table:align="left"/>
    </style:style>
    <style:style style:name="Tabla1.A" style:family="table-column">
      <style:table-column-properties style:column-width="3.939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3.586cm" table:align="left"/>
    </style:style>
    <style:style style:name="Tabla2.A" style:family="table-column">
      <style:table-column-properties style:column-width="3.586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3.586cm" table:align="left"/>
    </style:style>
    <style:style style:name="Tabla3.A" style:family="table-column">
      <style:table-column-properties style:column-width="3.586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3.586cm" table:align="left"/>
    </style:style>
    <style:style style:name="Tabla4.A" style:family="table-column">
      <style:table-column-properties style:column-width="3.586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3.586cm" table:align="left"/>
    </style:style>
    <style:style style:name="Tabla5.A" style:family="table-column">
      <style:table-column-properties style:column-width="3.586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3.586cm" table:align="left"/>
    </style:style>
    <style:style style:name="Tabla6.A" style:family="table-column">
      <style:table-column-properties style:column-width="3.586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3.586cm" table:align="left"/>
    </style:style>
    <style:style style:name="Tabla7.A" style:family="table-column">
      <style:table-column-properties style:column-width="3.586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3.586cm" table:align="left"/>
    </style:style>
    <style:style style:name="Tabla8.A" style:family="table-column">
      <style:table-column-properties style:column-width="3.586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3.586cm" table:align="left"/>
    </style:style>
    <style:style style:name="Tabla9.A" style:family="table-column">
      <style:table-column-properties style:column-width="3.586cm"/>
    </style:style>
    <style:style style:name="Tabla9.A1" style:family="table-cell">
      <style:table-cell-properties style:vertical-align="middle" fo:padding="0.049cm" fo:border="none"/>
    </style:style>
    <style:style style:name="Tabla10" style:family="table">
      <style:table-properties style:width="3.586cm" table:align="left"/>
    </style:style>
    <style:style style:name="Tabla10.A" style:family="table-column">
      <style:table-column-properties style:column-width="3.586cm"/>
    </style:style>
    <style:style style:name="Tabla10.A1" style:family="table-cell">
      <style:table-cell-properties style:vertical-align="middle" fo:padding="0.049cm" fo:border="none"/>
    </style:style>
    <style:style style:name="Tabla11" style:family="table">
      <style:table-properties style:width="3.586cm" table:align="left"/>
    </style:style>
    <style:style style:name="Tabla11.A" style:family="table-column">
      <style:table-column-properties style:column-width="3.586cm"/>
    </style:style>
    <style:style style:name="Tabla11.A1" style:family="table-cell">
      <style:table-cell-properties style:vertical-align="middle" fo:padding="0.049cm" fo:border="none"/>
    </style:style>
    <style:style style:name="Tabla12" style:family="table">
      <style:table-properties style:width="3.586cm" table:align="left"/>
    </style:style>
    <style:style style:name="Tabla12.A" style:family="table-column">
      <style:table-column-properties style:column-width="3.586cm"/>
    </style:style>
    <style:style style:name="Tabla12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>
      <style:text-properties officeooo:paragraph-rsid="001c88aa"/>
    </style:style>
    <style:style style:name="P12" style:family="paragraph" style:parent-style-name="Text_20_body" style:list-style-name="L11"/>
    <style:style style:name="P13" style:family="paragraph" style:parent-style-name="Text_20_body" style:list-style-name="L24"/>
    <style:style style:name="P14" style:family="paragraph" style:parent-style-name="Text_20_body" style:list-style-name="L25"/>
    <style:style style:name="P15" style:family="paragraph" style:parent-style-name="Text_20_body" style:list-style-name="L26"/>
    <style:style style:name="P16" style:family="paragraph" style:parent-style-name="Text_20_body" style:list-style-name="L27"/>
    <style:style style:name="P17" style:family="paragraph" style:parent-style-name="Text_20_body" style:list-style-name="L28"/>
    <style:style style:name="P18" style:family="paragraph" style:parent-style-name="Text_20_body" style:list-style-name="L29"/>
    <style:style style:name="P19" style:family="paragraph" style:parent-style-name="Text_20_body" style:list-style-name="L30"/>
    <style:style style:name="P20" style:family="paragraph" style:parent-style-name="Text_20_body" style:list-style-name="L31"/>
    <style:style style:name="P21" style:family="paragraph" style:parent-style-name="Text_20_body" style:list-style-name="L32"/>
    <style:style style:name="P22" style:family="paragraph" style:parent-style-name="Text_20_body" style:list-style-name="L33"/>
    <style:style style:name="P23" style:family="paragraph" style:parent-style-name="Text_20_body" style:list-style-name="L34"/>
    <style:style style:name="T1" style:family="text">
      <style:text-properties officeooo:rsid="001c88aa"/>
    </style:style>
    <style:style style:name="T2" style:family="text">
      <style:text-properties officeooo:rsid="001f385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Módulo: Instalación y Explotación de Sistemas Operativos</text:span><text:line-break/><text:span text:style-name="Strong_20_Emphasis">Práctica: Configuración de Windows 10 y Windows 11 en VirtualBox</text:span></text:p>
      <text:p text:style-name="Horizontal_20_Line"/>
      <text:h text:style-name="Heading_20_3" text:outline-level="3"><text:span text:style-name="Strong_20_Emphasis">1. Descargar las imágenes ISO de Windows 11 y Windows 10</text:span></text:h>
      <text:list text:style-name="L1">
        <text:list-item>
          <text:p text:style-name="P2">Descarga las imágenes ISO de Windows 11 y Windows 10 desde la web oficial de Microsoft.</text:p>
          <text:p text:style-name="P2"><text:a xlink:type="simple" xlink:href="https://www.microsoft.com/software-download/windows11" office:target-frame-name="_new" xlink:show="replace" text:style-name="Internet_20_link" text:visited-style-name="Visited_20_Internet_20_Link">Descargar Windows 11 ISO</text:a></text:p>
          <text:p text:style-name="P2"><text:a xlink:type="simple" xlink:href="https://www.microsoft.com/software-download/windows10" office:target-frame-name="_new" xlink:show="replace" text:style-name="Internet_20_link" text:visited-style-name="Visited_20_Internet_20_Link">Descargar Windows 10 ISO</text:a></text:p>
        </text:list-item>
        <text:list-item>
          <text:p text:style-name="P2">Guarda las ISO en una ubicación accesible de tu ordenador.</text:p>
          <text:list>
            <text:list-item>
              <text:p text:style-name="P2"><text:span text:style-name="Strong_20_Emphasis">Captura de pantalla:</text:span> Mostrar la descarga completada de ambas ISO.</text:p>
            </text:list-item>
          </text:list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Heading">Captura de pantalla</text:p>
          </table:table-cell>
        </table:table-row>
        <table:table-row>
          <table:table-cell table:style-name="Tabla1.A1" office:value-type="string">
            <text:p text:style-name="P1"/>
          </table:table-cell>
        </table:table-row>
      </table:table>
      <text:p text:style-name="Horizontal_20_Line"/>
      <text:h text:style-name="Heading_20_3" text:outline-level="3"><text:span text:style-name="Strong_20_Emphasis">2. Crear una máquina virtual e instalar Windows 11 Pro</text:span></text:h>
      <text:list text:style-name="L24">
        <text:list-item>
          <text:p text:style-name="P13">Abre VirtualBox y crea una nueva máquina virtual:</text:p>
          <text:list>
            <text:list-item>
              <text:p text:style-name="P13"><text:span text:style-name="Strong_20_Emphasis">Nombre:</text:span> Windows 11 Pro.</text:p>
            </text:list-item>
            <text:list-item>
              <text:p text:style-name="P13"><text:span text:style-name="Strong_20_Emphasis">Sistema operativo:</text:span> Windows 11 (64-bit).</text:p>
            </text:list-item>
            <text:list-item>
              <text:p text:style-name="P13">Asigna los requisitos mínimos para RAM y disco duro.</text:p>
            </text:list-item>
          </text:list>
        </text:list-item>
        <text:list-item>
          <text:p text:style-name="P13">Adjunta la ISO de Windows 11 al lector virtual.</text:p>
        </text:list-item>
        <text:list-item>
          <text:p text:style-name="P13">Inicia la máquina virtual y sigue los pasos de instalación:</text:p>
          <text:list>
            <text:list-item>
              <text:p text:style-name="P13"><text:span text:style-name="Strong_20_Emphasis">Tipo de cuenta:</text:span> Cuenta local.</text:p>
            </text:list-item>
            <text:list-item>
              <text:p text:style-name="P13"><text:span text:style-name="Strong_20_Emphasis">Nombre de usuario:</text:span> curso.</text:p>
            </text:list-item>
            <text:list-item>
              <text:p text:style-name="P13"><text:span text:style-name="Strong_20_Emphasis">Contraseña:</text:span> qwerty.</text:p>
            </text:list-item>
          </text:list>
        </text:list-item>
        <text:list-item>
          <text:p text:style-name="P13">Finaliza la instalación y asegúrate de que el sistema operativo funciona correctamente.</text:p>
          <text:p text:style-name="P13"><text:span text:style-name="Strong_20_Emphasis">Captura de pantalla:</text:span> Mostrar el escritorio de Windows 11 con el usuario creado.</text:p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Table_20_Contents">Captura de pantalla</text:p>
          </table:table-cell>
        </table:table-row>
        <table:table-row>
          <table:table-cell table:style-name="Tabla2.A1" office:value-type="string">
            <text:p text:style-name="P1"/>
          </table:table-cell>
        </table:table-row>
      </table:table>
      <text:p text:style-name="Horizontal_20_Line"/>
      <text:h text:style-name="Heading_20_3" text:outline-level="3">3. Crear una máquina virtual e instalar Windows 10 Pro</text:h>
      <text:list text:style-name="L25">
        <text:list-item>
          <text:p text:style-name="P14">Abre VirtualBox y crea una nueva máquina virtual:</text:p>
          <text:list>
            <text:list-item>
              <text:p text:style-name="P14"><text:span text:style-name="Strong_20_Emphasis">Nombre:</text:span> Windows 10 Pro.</text:p>
            </text:list-item>
            <text:list-item>
              <text:p text:style-name="P14"><text:span text:style-name="Strong_20_Emphasis">Sistema operativo:</text:span> Windows 10 (64-bit).</text:p>
            </text:list-item>
            <text:list-item>
              <text:p text:style-name="P14">Asigna los requisitos mínimos para RAM y disco duro.</text:p>
            </text:list-item>
          </text:list>
        </text:list-item>
        <text:list-item>
          <text:p text:style-name="P14">Adjunta la ISO de Windows 10 al lector virtual.</text:p>
        </text:list-item>
        <text:list-item>
          <text:p text:style-name="P14"><text:soft-page-break/>Inicia la máquina virtual y sigue los pasos de instalación:</text:p>
          <text:list>
            <text:list-item>
              <text:p text:style-name="P14"><text:span text:style-name="Strong_20_Emphasis">Tipo de cuenta:</text:span> Cuenta local.</text:p>
            </text:list-item>
            <text:list-item>
              <text:p text:style-name="P14"><text:span text:style-name="Strong_20_Emphasis">Nombre de usuario:</text:span> curso.</text:p>
            </text:list-item>
            <text:list-item>
              <text:p text:style-name="P14"><text:span text:style-name="Strong_20_Emphasis">Contraseña:</text:span> qwerty.</text:p>
            </text:list-item>
          </text:list>
        </text:list-item>
        <text:list-item>
          <text:p text:style-name="P14">Finaliza la instalación y asegúrate de que el sistema operativo funciona correctamente.</text:p>
          <text:p text:style-name="P14"><text:span text:style-name="Strong_20_Emphasis">Captura de pantalla:</text:span> Mostrar el escritorio de Windows 10 con el usuario creado.</text:p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p text:style-name="Table_20_Contents">Captura de pantalla</text:p>
          </table:table-cell>
        </table:table-row>
        <table:table-row>
          <table:table-cell table:style-name="Tabla3.A1" office:value-type="string">
            <text:p text:style-name="P1"/>
          </table:table-cell>
        </table:table-row>
      </table:table>
      <text:p text:style-name="Horizontal_20_Line"/>
      <text:h text:style-name="Heading_20_3" text:outline-level="3">4. Cambiar los nombres de los equipos</text:h>
      <text:list text:style-name="L26">
        <text:list-item>
          <text:p text:style-name="P15"><text:span text:style-name="Strong_20_Emphasis">Windows 11:</text:span> Cambia el nombre del equipo a <text:span text:style-name="Strong_20_Emphasis">WIN11</text:span> y reinicia.</text:p>
        </text:list-item>
        <text:list-item>
          <text:p text:style-name="P15"><text:span text:style-name="Strong_20_Emphasis">Windows 10:</text:span> Cambia el nombre del equipo a <text:span text:style-name="Strong_20_Emphasis">WIN10</text:span> y reinicia.</text:p>
          <text:p text:style-name="P15"><text:span text:style-name="Strong_20_Emphasis">Captura de pantalla:</text:span> Mostrar la configuración con el nuevo nombre de cada equipo.</text:p>
        </text:list-item>
      </text:list>
      <table:table table:name="Tabla4" table:style-name="Tabla4">
        <table:table-column table:style-name="Tabla4.A"/>
        <table:table-row>
          <table:table-cell table:style-name="Tabla4.A1" office:value-type="string">
            <text:p text:style-name="Table_20_Contents">Captura de pantalla</text:p>
          </table:table-cell>
        </table:table-row>
        <table:table-row>
          <table:table-cell table:style-name="Tabla4.A1" office:value-type="string">
            <text:p text:style-name="P1"/>
          </table:table-cell>
        </table:table-row>
      </table:table>
      <text:p text:style-name="Horizontal_20_Line"/>
      <text:h text:style-name="Heading_20_3" text:outline-level="3">5. Configurar direcciones IP estáticas</text:h>
      <text:list text:style-name="L27">
        <text:list-item>
          <text:p text:style-name="P16">Configura las siguientes direcciones IP en ambos equipos:</text:p>
          <text:list>
            <text:list-item>
              <text:p text:style-name="P16"><text:span text:style-name="Strong_20_Emphasis">Puerta de enlace:</text:span> 192.168.10.1</text:p>
            </text:list-item>
            <text:list-item>
              <text:p text:style-name="P16"><text:span text:style-name="Strong_20_Emphasis">DNS:</text:span> 1.1.1.1</text:p>
            </text:list-item>
            <text:list-item>
              <text:p text:style-name="P16"><text:span text:style-name="Strong_20_Emphasis">Máscara de subred:</text:span> 255.255.255.0</text:p>
            </text:list-item>
            <text:list-item>
              <text:p text:style-name="P16"><text:span text:style-name="Strong_20_Emphasis">Windows 11:</text:span> 192.168.10.1xy</text:p>
            </text:list-item>
            <text:list-item>
              <text:p text:style-name="P16"><text:span text:style-name="Strong_20_Emphasis">Windows 10:</text:span> 192.168.10.2xy<text:line-break/><text:span text:style-name="Emphasis">Nota: Los valores de </text:span><text:span text:style-name="Strong_20_Emphasis"><text:span text:style-name="Emphasis">xy</text:span></text:span><text:span text:style-name="Emphasis"> deben coincidir con los utilizados para la autenticación en el firewall.</text:span></text:p>
            </text:list-item>
          </text:list>
          <text:p text:style-name="P16"><text:span text:style-name="Strong_20_Emphasis">Captura de pantalla:</text:span> Mostrar las configuraciones de red.</text:p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Table_20_Contents">Captura de pantalla</text:p>
          </table:table-cell>
        </table:table-row>
        <table:table-row>
          <table:table-cell table:style-name="Tabla5.A1" office:value-type="string">
            <text:p text:style-name="P1"/>
          </table:table-cell>
        </table:table-row>
      </table:table>
      <text:p text:style-name="Horizontal_20_Line"/>
      <text:h text:style-name="Heading_20_3" text:outline-level="3">6. Configurar discos adicionales</text:h>
      <text:list text:style-name="L28">
        <text:list-item>
          <text:p text:style-name="P17"><text:span text:style-name="Strong_20_Emphasis">Windows 10:</text:span></text:p>
          <text:list>
            <text:list-item>
              <text:p text:style-name="P17">Agrega un disco SATA de 30 GB.</text:p>
            </text:list-item>
            <text:list-item>
              <text:p text:style-name="P17">Crea una partición <text:span text:style-name="Strong_20_Emphasis">MBR</text:span> en formato <text:span text:style-name="Strong_20_Emphasis">FAT32</text:span>.</text:p>
            </text:list-item>
            <text:list-item>
              <text:p text:style-name="P17">Asigna la letra <text:span text:style-name="Strong_20_Emphasis">G:</text:span>.</text:p>
            </text:list-item>
          </text:list>
        </text:list-item>
        <text:list-item>
          <text:p text:style-name="P17"><text:span text:style-name="Strong_20_Emphasis">Windows 11:</text:span></text:p>
          <text:list>
            <text:list-item>
              <text:p text:style-name="P17"><text:soft-page-break/>Agrega dos discos SATA de <text:span text:style-name="Strong_20_Emphasis">15 GB</text:span> y <text:span text:style-name="Strong_20_Emphasis">18 GB</text:span>.</text:p>
            </text:list-item>
            <text:list-item>
              <text:p text:style-name="P17">Configura los discos en <text:span text:style-name="Strong_20_Emphasis">GPT</text:span> y en formato <text:span text:style-name="Strong_20_Emphasis">NTFS</text:span>.</text:p>
            </text:list-item>
            <text:list-item>
              <text:p text:style-name="P17">Crea un volumen reflejado (<text:span text:style-name="Strong_20_Emphasis">RAID 1</text:span>) con la letra <text:span text:style-name="Strong_20_Emphasis">F:</text:span>.</text:p>
            </text:list-item>
          </text:list>
          <text:p text:style-name="P17"><text:span text:style-name="Strong_20_Emphasis">Captura de pantalla:</text:span> Mostrar las configuraciones de los discos.</text:p>
        </text:list-item>
      </text:list>
      <table:table table:name="Tabla6" table:style-name="Tabla6">
        <table:table-column table:style-name="Tabla6.A"/>
        <table:table-row>
          <table:table-cell table:style-name="Tabla6.A1" office:value-type="string">
            <text:p text:style-name="Table_20_Contents">Captura de pantalla</text:p>
          </table:table-cell>
        </table:table-row>
        <table:table-row>
          <table:table-cell table:style-name="Tabla6.A1" office:value-type="string">
            <text:p text:style-name="P1"/>
          </table:table-cell>
        </table:table-row>
      </table:table>
      <text:p text:style-name="Horizontal_20_Line"/>
      <text:h text:style-name="Heading_20_3" text:outline-level="3">7. Activar escritorio remoto en Windows 10</text:h>
      <text:list text:style-name="L29">
        <text:list-item>
          <text:p text:style-name="P18"><text:span text:style-name="Strong_20_Emphasis">Windows 10:</text:span> Habilita el servicio de Escritorio remoto y permite el acceso al usuario <text:span text:style-name="Strong_20_Emphasis">curso</text:span>.</text:p>
        </text:list-item>
        <text:list-item>
          <text:p text:style-name="P18"><text:span text:style-name="Strong_20_Emphasis">Windows 11:</text:span> Conéctate al escritorio remoto del equipo <text:span text:style-name="Strong_20_Emphasis">WIN10</text:span>.</text:p>
          <text:p text:style-name="P18"><text:span text:style-name="Strong_20_Emphasis">Captura de pantalla:</text:span> Mostrar la conexión activa desde Windows 11.</text:p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Table_20_Contents">Captura de pantalla</text:p>
          </table:table-cell>
        </table:table-row>
        <table:table-row>
          <table:table-cell table:style-name="Tabla7.A1" office:value-type="string">
            <text:p text:style-name="P1"/>
          </table:table-cell>
        </table:table-row>
      </table:table>
      <text:p text:style-name="Horizontal_20_Line"/>
      <text:h text:style-name="Heading_20_3" text:outline-level="3">8. Crear y compartir carpetas</text:h>
      <text:list text:style-name="L30">
        <text:list-item>
          <text:p text:style-name="P19"><text:span text:style-name="Strong_20_Emphasis">Windows 10:</text:span></text:p>
          <text:list>
            <text:list-item>
              <text:p text:style-name="P19">Crea una carpeta llamada <text:span text:style-name="Strong_20_Emphasis">exes</text:span> en <text:span text:style-name="Source_20_Text">C:\Usuarios\curso</text:span>.</text:p>
            </text:list-item>
            <text:list-item>
              <text:p text:style-name="P19">Copia todos los archivos con extensión <text:span text:style-name="Strong_20_Emphasis">.exe</text:span> de <text:span text:style-name="Source_20_Text">C:\Windows\System32</text:span> a <text:span text:style-name="Strong_20_Emphasis">exes</text:span>.</text:p>
            </text:list-item>
          </text:list>
        </text:list-item>
        <text:list-item>
          <text:p text:style-name="P19"><text:span text:style-name="Strong_20_Emphasis">Windows 11:</text:span></text:p>
          <text:list>
            <text:list-item>
              <text:p text:style-name="P19">Crea una carpeta llamada <text:span text:style-name="Strong_20_Emphasis">compartir</text:span> en la unidad <text:span text:style-name="Strong_20_Emphasis">F:</text:span>.</text:p>
            </text:list-item>
            <text:list-item>
              <text:p text:style-name="P19">Configura el recurso compartido con permisos <text:span text:style-name="Strong_20_Emphasis">Todos &gt; Control total</text:span>.</text:p>
            </text:list-item>
          </text:list>
          <text:p text:style-name="P19"><text:span text:style-name="Strong_20_Emphasis">Captura de pantalla:</text:span> Mostrar ambas configuraciones.</text:p>
        </text:list-item>
      </text:list>
      <table:table table:name="Tabla8" table:style-name="Tabla8">
        <table:table-column table:style-name="Tabla8.A"/>
        <table:table-row>
          <table:table-cell table:style-name="Tabla8.A1" office:value-type="string">
            <text:p text:style-name="Table_20_Contents">Captura de pantalla</text:p>
          </table:table-cell>
        </table:table-row>
        <table:table-row>
          <table:table-cell table:style-name="Tabla8.A1" office:value-type="string">
            <text:p text:style-name="P1"/>
          </table:table-cell>
        </table:table-row>
      </table:table>
      <text:p text:style-name="Horizontal_20_Line"/>
      <text:h text:style-name="Heading_20_3" text:outline-level="3">9. Realizar una copia de seguridad</text:h>
      <text:list text:style-name="L31">
        <text:list-item>
          <text:p text:style-name="P20"><text:span text:style-name="Strong_20_Emphasis">Windows 10:</text:span> Realiza una copia de la carpeta <text:span text:style-name="Strong_20_Emphasis">exes</text:span> al recurso compartido <text:span text:style-name="Strong_20_Emphasis">compartir</text:span> del equipo <text:span text:style-name="Strong_20_Emphasis">WIN11</text:span>.</text:p>
          <text:p text:style-name="P20"><text:span text:style-name="Strong_20_Emphasis">Captura de pantalla:</text:span> Mostrar la copia de seguridad completada.</text:p>
        </text:list-item>
      </text:list>
      <table:table table:name="Tabla9" table:style-name="Tabla9">
        <table:table-column table:style-name="Tabla9.A"/>
        <table:table-row>
          <table:table-cell table:style-name="Tabla9.A1" office:value-type="string">
            <text:p text:style-name="Table_20_Contents">Captura de pantalla</text:p>
          </table:table-cell>
        </table:table-row>
        <table:table-row>
          <table:table-cell table:style-name="Tabla9.A1" office:value-type="string">
            <text:p text:style-name="P1"/>
          </table:table-cell>
        </table:table-row>
      </table:table>
      <text:p text:style-name="Horizontal_20_Line"/>
      <text:h text:style-name="Heading_20_3" text:outline-level="3">10. Clonar el disco del sistema operativo en Windows 10</text:h>
      <text:list text:style-name="L32">
        <text:list-item>
          <text:p text:style-name="P21">Agrega un disco con espacio suficiente para clonar el disco del sistema.</text:p>
        </text:list-item>
        <text:list-item>
          <text:p text:style-name="P21">Utiliza una herramienta de clonación e indica cuál utilizaste.</text:p>
          <text:p text:style-name="P21"><text:soft-page-break/><text:span text:style-name="Strong_20_Emphasis">Captura de pantalla:</text:span> Mostrar la clonación realizada con éxito.</text:p>
        </text:list-item>
      </text:list>
      <table:table table:name="Tabla10" table:style-name="Tabla10">
        <table:table-column table:style-name="Tabla10.A"/>
        <table:table-row>
          <table:table-cell table:style-name="Tabla10.A1" office:value-type="string">
            <text:p text:style-name="Table_20_Contents">Captura de pantalla</text:p>
          </table:table-cell>
        </table:table-row>
        <table:table-row>
          <table:table-cell table:style-name="Tabla10.A1" office:value-type="string">
            <text:p text:style-name="P1"/>
          </table:table-cell>
        </table:table-row>
      </table:table>
      <text:p text:style-name="Horizontal_20_Line"/>
      <text:h text:style-name="Heading_20_3" text:outline-level="3">11. Instalar FreeOffice en Windows 10 y OnlyOffice en Windows 11</text:h>
      <text:list text:style-name="L33">
        <text:list-item>
          <text:p text:style-name="P22"><text:span text:style-name="Strong_20_Emphasis">Windows 10:</text:span> Descarga e instala <text:span text:style-name="Strong_20_Emphasis">FreeOffice</text:span>.</text:p>
        </text:list-item>
        <text:list-item>
          <text:p text:style-name="P22"><text:span text:style-name="Strong_20_Emphasis">Windows 11:</text:span> Descarga e instala <text:span text:style-name="Strong_20_Emphasis">OnlyOffice</text:span>.</text:p>
          <text:p text:style-name="P22"><text:span text:style-name="Strong_20_Emphasis">Captura de pantalla:</text:span> Mostrar las instalaciones completadas en ambos sistemas.</text:p>
        </text:list-item>
      </text:list>
      <table:table table:name="Tabla11" table:style-name="Tabla11">
        <table:table-column table:style-name="Tabla11.A"/>
        <table:table-row>
          <table:table-cell table:style-name="Tabla11.A1" office:value-type="string">
            <text:p text:style-name="Table_20_Contents">Captura de pantalla</text:p>
          </table:table-cell>
        </table:table-row>
        <table:table-row>
          <table:table-cell table:style-name="Tabla11.A1" office:value-type="string">
            <text:p text:style-name="P1"/>
          </table:table-cell>
        </table:table-row>
      </table:table>
      <text:p text:style-name="Horizontal_20_Line"/>
      <text:h text:style-name="Heading_20_3" text:outline-level="3">12. Instalar el navegador Opera y configurarlo como predeterminado en Windows 11</text:h>
      <text:list text:style-name="L34">
        <text:list-item>
          <text:p text:style-name="P23"><text:span text:style-name="Strong_20_Emphasis">Windows 11:</text:span> Descarga e instala el navegador <text:span text:style-name="Strong_20_Emphasis">Opera</text:span>.</text:p>
        </text:list-item>
        <text:list-item>
          <text:p text:style-name="P23">Configura <text:span text:style-name="Strong_20_Emphasis">Opera</text:span> como navegador predeterminado.</text:p>
          <text:p text:style-name="P23"><text:span text:style-name="Strong_20_Emphasis">Captura de pantalla:</text:span> Mostrar Opera como navegador predeterminado.</text:p>
        </text:list-item>
      </text:list>
      <table:table table:name="Tabla12" table:style-name="Tabla12">
        <table:table-column table:style-name="Tabla12.A"/>
        <table:table-row>
          <table:table-cell table:style-name="Tabla12.A1" office:value-type="string">
            <text:p text:style-name="Table_20_Contents">Captura de pantalla</text:p>
          </table:table-cell>
        </table:table-row>
        <table:table-row>
          <table:table-cell table:style-name="Tabla12.A1" office:value-type="string">
            <text:p text:style-name="P1"/>
          </table:table-cell>
        </table:table-row>
      </table:table>
      <text:p text:style-name="Horizontal_20_Line"/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12:03:43.477715518</meta:creation-date>
    <dc:date>2024-12-15T19:54:49.479980519</dc:date>
    <meta:editing-duration>PT41M8S</meta:editing-duration>
    <meta:editing-cycles>4</meta:editing-cycles>
    <meta:generator>LibreOffice/24.2.2.2$Linux_X86_64 LibreOffice_project/d56cc158d8a96260b836f100ef4b4ef25d6f1a01</meta:generator>
    <meta:document-statistic meta:table-count="12" meta:image-count="0" meta:object-count="0" meta:page-count="4" meta:paragraph-count="92" meta:word-count="733" meta:character-count="4334" meta:non-whitespace-character-count="3747"/>
  </office:meta>
</office:document-meta>
</file>